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33" draw:fill-color="#dddddd" draw:textarea-horizontal-align="justify" draw:textarea-vertical-align="middle" draw:auto-grow-height="false" fo:min-height="0.702cm" fo:min-width="12.2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 fo:min-height="25.785cm" fo:min-width="3.628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333333" draw:fill-color="#eeeeee" draw:textarea-horizontal-align="justify" draw:textarea-vertical-align="middle" draw:auto-grow-height="false" fo:min-height="3.877cm" fo:min-width="5.85cm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opacity="0%" draw:textarea-horizontal-align="justify" draw:textarea-vertical-align="middle" draw:auto-grow-height="false" fo:min-height="0.385cm" fo:min-width="5.85cm" style:writing-mode="lr-tb" loext:decorative="false"/>
      <style:paragraph-properties style:writing-mode="lr-tb"/>
    </style:style>
    <style:style style:name="gr5" style:family="graphic" style:parent-style-name="standard">
      <style:graphic-properties draw:stroke="solid" svg:stroke-color="#000000" draw:opacity="0%" draw:textarea-horizontal-align="justify" draw:textarea-vertical-align="top" draw:auto-grow-height="false" fo:min-height="3.242cm" fo:min-width="5.85cm" style:writing-mode="lr-tb" loext:decorative="false"/>
      <style:paragraph-properties style:writing-mode="lr-tb"/>
    </style:style>
    <style:style style:name="gr6" style:family="graphic" style:parent-style-name="objectwithoutfill">
      <style:graphic-properties svg:stroke-color="#000000" draw:marker-end="Arrowheads_20_1" draw:marker-end-width="0.3cm" draw:fill="none" draw:textarea-vertical-align="middle" loext:decorative="false"/>
    </style:style>
    <style:style style:name="gr7" style:family="graphic" style:parent-style-name="objectwithoutfill">
      <style:graphic-properties svg:stroke-color="#000000" draw:marker-end="Arrowheads_20_2" draw:marker-end-width="0.3cm" draw:fill="none" draw:textarea-vertical-align="middle" loext:decorative="false"/>
    </style:style>
    <style:style style:name="gr8" style:family="graphic" style:parent-style-name="objectwithoutfill">
      <style:graphic-properties svg:stroke-color="#000000" draw:marker-end="Arrowheads_20_3" draw:marker-end-width="0.3cm" draw:fill="none" draw:textarea-vertical-align="middle" loext:decorative="false"/>
    </style:style>
    <style:style style:name="gr9" style:family="graphic" style:parent-style-name="standard">
      <style:graphic-properties draw:stroke="none" svg:stroke-color="#000000" draw:opacity="0%" draw:textarea-horizontal-align="justify" draw:textarea-vertical-align="middle" draw:auto-grow-height="false" fo:min-height="1.655cm" fo:min-width="7.12cm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opacity="0%" draw:textarea-horizontal-align="justify" draw:textarea-vertical-align="middle" draw:auto-grow-height="false" fo:min-height="0.385cm" fo:min-width="7.12cm" style:writing-mode="lr-tb" loext:decorative="false"/>
      <style:paragraph-properties style:writing-mode="lr-tb"/>
    </style:style>
    <style:style style:name="P1" style:family="paragraph">
      <style:paragraph-properties fo:text-align="center"/>
      <style:text-properties fo:font-size="11pt" style:font-size-asian="11pt" style:font-size-complex="11pt"/>
    </style:style>
    <style:style style:name="P2" style:family="paragraph">
      <loext:graphic-properties draw:fill-color="#dddddd"/>
      <style:paragraph-properties fo:text-align="center" style:writing-mode="lr-tb"/>
      <style:text-properties fo:font-size="11pt" style:font-size-asian="11pt" style:font-size-complex="11pt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-color="#eeeeee"/>
      <style:paragraph-properties fo:text-align="center" style:writing-mode="lr-tb"/>
      <style:text-properties fo:font-size="11pt" style:font-size-asian="11pt" style:font-size-complex="11pt"/>
    </style:style>
    <style:style style:name="P6" style:family="paragraph">
      <style:paragraph-properties fo:text-align="start"/>
      <style:text-properties fo:font-size="11pt" style:font-size-asian="11pt" style:font-size-complex="11pt"/>
    </style:style>
    <style:style style:name="P7" style:family="paragraph">
      <loext:graphic-properties draw:opacity="0%"/>
      <style:paragraph-properties fo:text-align="center" style:writing-mode="lr-tb"/>
      <style:text-properties fo:font-size="11pt" style:font-size-asian="11pt" style:font-size-complex="11pt"/>
    </style:style>
    <style:style style:name="P8" style:family="paragraph">
      <loext:graphic-properties draw:opacity="0%"/>
      <style:paragraph-properties fo:text-align="start" style:writing-mode="lr-tb"/>
      <style:text-properties fo:font-size="11pt" style:font-size-asian="11pt" style:font-size-complex="11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  <style:text-properties fo:font-size="9pt" style:font-size-asian="9pt" style:font-size-complex="9pt"/>
    </style:style>
    <style:style style:name="P11" style:family="paragraph">
      <style:paragraph-properties fo:margin-left="0cm" fo:margin-right="0cm" fo:margin-top="0cm" fo:margin-bottom="0cm" fo:line-height="100%" fo:text-align="start" fo:text-indent="0cm"/>
      <style:text-properties fo:font-size="9pt" style:font-size-asian="9pt" style:font-size-complex="9pt"/>
    </style:style>
    <style:style style:name="P12" style:family="paragraph">
      <loext:graphic-properties draw:opacity="0%"/>
      <style:paragraph-properties fo:text-align="start" style:writing-mode="lr-tb"/>
      <style:text-properties fo:font-size="9pt" style:font-size-asian="9pt" style:font-size-complex="9pt"/>
    </style:style>
    <style:style style:name="P13" style:family="paragraph">
      <style:paragraph-properties fo:text-align="start"/>
      <style:text-properties fo:font-size="9pt" style:font-size-asian="9pt" style:font-size-complex="9pt"/>
    </style:style>
    <style:style style:name="P14" style:family="paragraph">
      <loext:graphic-properties draw:opacity="0%"/>
      <style:paragraph-properties fo:text-align="center" style:writing-mode="lr-tb"/>
      <style:text-properties fo:font-size="9pt" style:font-size-asian="9pt" style:font-size-complex="9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Liberation Sans1" style:font-size-asian="9pt" style:font-style-asian="normal" style:font-weight-asian="normal" style:font-name-complex="Liberation Sans1" style:font-size-complex="9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2.7cm" svg:height="0.952cm" svg:x="1.317cm" svg:y="1.635cm">
          <text:p text:style-name="P1"><text:span text:style-name="T1">$ py2hwsw iob_aoi setup –py_params </text:span><text:span text:style-name="T1">“param1=val1:param2=val2”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128cm" svg:height="26.035cm" svg:x="16.557cm" svg:y="1cm">
          <text:p text:style-name="P3">Py2HWSW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6.35cm" svg:height="4.127cm" svg:x="1.635cm" svg:y="4.1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6.35cm" svg:height="0.635cm" svg:x="1.635cm" svg:y="4.175cm">
          <text:p text:style-name="P6"><text:span text:style-name="T1">iob_aoi.py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6.35cm" svg:height="3.492cm" svg:x="1.635cm" svg:y="4.81cm">
          <text:p text:style-name="P6"><text:span text:style-name="T1">def setup(py_params):</text:span></text:p>
          <text:p text:style-name="P6"><text:span text:style-name="T1"><text:s text:c="2"/></text:span><text:span text:style-name="T1">Return {</text:span></text:p>
          <text:p text:style-name="P6"><text:span text:style-name="T1"><text:s text:c="4"/></text:span><text:span text:style-name="T1">Confs = [W, …]</text:span></text:p>
          <text:p text:style-name="P6"><text:span text:style-name="T1"><text:s text:c="4"/></text:span><text:span text:style-name="T1">Ports = [a_i, b_i, …]</text:span></text:p>
          <text:p text:style-name="P6"><text:span text:style-name="T1"><text:s text:c="4"/></text:span><text:span text:style-name="T1">Wires = [and_ab_out, ...]</text:span></text:p>
          <text:p text:style-name="P6"><text:span text:style-name="T1"><text:s text:c="4"/></text:span><text:span text:style-name="T1">Blocks = [iob_and, iob_or, …]</text:span></text:p>
          <text:p text:style-name="P6"><text:span text:style-name="T1"><text:s text:c="2"/></text:span><text:span text:style-name="T1">}</text:span></text:p>
          <text:p text:style-name="P6"><text:span text:style-name="T1"/></text:p>
          <draw:enhanced-geometry svg:viewBox="0 0 21600 21600" draw:type="rectangle" draw:enhanced-path="M 0 0 L 21600 0 21600 21600 0 21600 0 0 Z N"/>
        </draw:custom-shape>
        <draw:line draw:style-name="gr6" draw:text-style-name="P9" draw:layer="layout" svg:x1="14.017cm" svg:y1="2.101cm" svg:x2="16.557cm" svg:y2="2.101cm">
          <text:p/>
        </draw:line>
        <draw:line draw:style-name="gr7" draw:text-style-name="P9" draw:layer="layout" svg:x1="16.557cm" svg:y1="6.08cm" svg:x2="7.985cm" svg:y2="6.08cm">
          <text:p/>
        </draw:line>
        <draw:line draw:style-name="gr8" draw:text-style-name="P9" draw:layer="layout" svg:x1="7.985cm" svg:y1="7.667cm" svg:x2="16.557cm" svg:y2="7.667cm">
          <text:p/>
        </draw:line>
        <draw:custom-shape draw:style-name="gr9" draw:text-style-name="P12" draw:layer="layout" svg:width="7.62cm" svg:height="1.905cm" svg:x="8.302cm" svg:y="4.175cm">
          <text:p text:style-name="P10"><text:span text:style-name="T2">Call triggered by command line call to py2hwsw</text:span></text:p>
          <text:p text:style-name="P10"><text:span text:style-name="T2"/></text:p>
          <text:p text:style-name="P11"><text:span text:style-name="T3">Passes python parameters as argument to setup() function: {</text:span><text:span text:style-name="T2">param1: val1, param2: val2}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7.62cm" svg:height="0.635cm" svg:x="8.302cm" svg:y="6.75cm">
          <text:p text:style-name="P13"><text:span text:style-name="T2">Returns core dictionary (confs, ports, blocks, ...)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6.35cm" svg:height="4.127cm" svg:x="1.635cm" svg:y="9.8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6.35cm" svg:height="0.635cm" svg:x="1.635cm" svg:y="9.89cm">
          <text:p text:style-name="P6"><text:span text:style-name="T1">iob_and.py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6.35cm" svg:height="3.492cm" svg:x="1.635cm" svg:y="10.525cm">
          <text:p text:style-name="P6"><text:span text:style-name="T1">def setup(py_params):</text:span></text:p>
          <text:p text:style-name="P6"><text:span text:style-name="T1"><text:s text:c="2"/></text:span><text:span text:style-name="T1">Return {</text:span></text:p>
          <text:p text:style-name="P6"><text:span text:style-name="T1"><text:s text:c="4"/></text:span><text:span text:style-name="T1">Confs = [W, …]</text:span></text:p>
          <text:p text:style-name="P6"><text:span text:style-name="T1"><text:s text:c="4"/></text:span><text:span text:style-name="T1">Ports = [a_i, b_i, …]</text:span></text:p>
          <text:p text:style-name="P6"><text:span text:style-name="T1"><text:s text:c="4"/></text:span><text:span text:style-name="T1">Blocks = []</text:span></text:p>
          <text:p text:style-name="P6"><text:span text:style-name="T1"><text:s text:c="4"/></text:span><text:span text:style-name="T1">Snippets = [...]</text:span></text:p>
          <text:p text:style-name="P6"><text:span text:style-name="T1"><text:s text:c="2"/></text:span><text:span text:style-name="T1">}</text:span></text:p>
          <text:p text:style-name="P6"><text:span text:style-name="T1"/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6.557cm" svg:y1="11.795cm" svg:x2="7.985cm" svg:y2="11.795cm">
          <text:p/>
        </draw:line>
        <draw:line draw:style-name="gr8" draw:text-style-name="P9" draw:layer="layout" svg:x1="7.985cm" svg:y1="13.382cm" svg:x2="16.557cm" svg:y2="13.382cm">
          <text:p/>
        </draw:line>
        <draw:custom-shape draw:style-name="gr9" draw:text-style-name="P14" draw:layer="layout" svg:width="7.62cm" svg:height="1.905cm" svg:x="8.302cm" svg:y="9.89cm">
          <text:p text:style-name="P10"><text:span text:style-name="T2">Call triggered because is submodule of iob_aoi</text:span></text:p>
          <text:p text:style-name="P10"><text:span text:style-name="T2"/></text:p>
          <text:p text:style-name="P11"><text:span text:style-name="T3">Passes python parameters as argument to setup() function: (parameters given by iob_aoi)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7.62cm" svg:height="0.635cm" svg:x="8.302cm" svg:y="12.465cm">
          <text:p text:style-name="P13"><text:span text:style-name="T2">Returns core dictionary (confs, ports, blocks, ...)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6.35cm" svg:height="4.127cm" svg:x="1.635cm" svg:y="15.92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6.35cm" svg:height="0.635cm" svg:x="1.635cm" svg:y="15.923cm">
          <text:p text:style-name="P6"><text:span text:style-name="T1">iob_or.json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6.35cm" svg:height="3.492cm" svg:x="1.635cm" svg:y="16.558cm">
          <text:p text:style-name="P6"><text:span text:style-name="T1">{</text:span></text:p>
          <text:p text:style-name="P6"><text:span text:style-name="T1"><text:s text:c="2"/></text:span><text:span text:style-name="T1">Confs = [W, …]</text:span></text:p>
          <text:p text:style-name="P6"><text:span text:style-name="T1"><text:s text:c="2"/></text:span><text:span text:style-name="T1">Ports = [a_i, b_i, …]</text:span></text:p>
          <text:p text:style-name="P6"><text:span text:style-name="T1"><text:s text:c="2"/></text:span><text:span text:style-name="T1">Blocks = []</text:span></text:p>
          <text:p text:style-name="P6"><text:span text:style-name="T1"><text:s text:c="2"/></text:span><text:span text:style-name="T1">Snippets = [...]</text:span></text:p>
          <text:p text:style-name="P6"><text:span text:style-name="T1">}</text:span></text:p>
          <text:p text:style-name="P6"><text:span text:style-name="T1"/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6.557cm" svg:y1="17.828cm" svg:x2="7.985cm" svg:y2="17.828cm">
          <text:p/>
        </draw:line>
        <draw:line draw:style-name="gr8" draw:text-style-name="P9" draw:layer="layout" svg:x1="7.985cm" svg:y1="19.415cm" svg:x2="16.557cm" svg:y2="19.415cm">
          <text:p/>
        </draw:line>
        <draw:custom-shape draw:style-name="gr9" draw:text-style-name="P14" draw:layer="layout" svg:width="7.62cm" svg:height="1.905cm" svg:x="8.302cm" svg:y="15.923cm">
          <text:p text:style-name="P10"><text:span text:style-name="T2">Call triggered because is submodule of iob_aoi</text:span></text:p>
          <text:p text:style-name="P10"><text:span text:style-name="T2"/></text:p>
          <text:p text:style-name="P11"><text:span text:style-name="T3">No python parameters passed since it is just reading a JSON file.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7.62cm" svg:height="0.635cm" svg:x="8.302cm" svg:y="18.498cm">
          <text:p text:style-name="P13"><text:span text:style-name="T2">Reads core dictionary (confs, ports, blocks, ...)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6.35cm" svg:height="4.127cm" svg:x="1.635cm" svg:y="21.6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6.35cm" svg:height="0.635cm" svg:x="1.635cm" svg:y="21.638cm">
          <text:p text:style-name="P6"><text:span text:style-name="T1">iob_inv.json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6.35cm" svg:height="3.492cm" svg:x="1.635cm" svg:y="22.273cm">
          <text:p text:style-name="P6"><text:span text:style-name="T1">{</text:span></text:p>
          <text:p text:style-name="P6"><text:span text:style-name="T1"><text:s text:c="2"/></text:span><text:span text:style-name="T1">Confs = [W, …]</text:span></text:p>
          <text:p text:style-name="P6"><text:span text:style-name="T1"><text:s text:c="2"/></text:span><text:span text:style-name="T1">Ports = [a_i, y_o]</text:span></text:p>
          <text:p text:style-name="P6"><text:span text:style-name="T1"><text:s text:c="2"/></text:span><text:span text:style-name="T1">Blocks = []</text:span></text:p>
          <text:p text:style-name="P6"><text:span text:style-name="T1"><text:s text:c="2"/></text:span><text:span text:style-name="T1">Snippets = [...]</text:span></text:p>
          <text:p text:style-name="P6"><text:span text:style-name="T1">}</text:span></text:p>
          <text:p text:style-name="P6"><text:span text:style-name="T1"/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6.557cm" svg:y1="23.543cm" svg:x2="7.985cm" svg:y2="23.543cm">
          <text:p/>
        </draw:line>
        <draw:line draw:style-name="gr8" draw:text-style-name="P9" draw:layer="layout" svg:x1="7.985cm" svg:y1="25.13cm" svg:x2="16.557cm" svg:y2="25.13cm">
          <text:p/>
        </draw:line>
        <draw:custom-shape draw:style-name="gr9" draw:text-style-name="P14" draw:layer="layout" svg:width="7.62cm" svg:height="1.905cm" svg:x="8.302cm" svg:y="21.638cm">
          <text:p text:style-name="P10"><text:span text:style-name="T2">Call triggered because is submodule of iob_aoi</text:span></text:p>
          <text:p text:style-name="P10"><text:span text:style-name="T2"/></text:p>
          <text:p text:style-name="P11"><text:span text:style-name="T3">No python parameters passed since it is just reading a JSON file.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7.62cm" svg:height="0.635cm" svg:x="8.302cm" svg:y="24.213cm">
          <text:p text:style-name="P13"><text:span text:style-name="T2">Reads core dictionary (confs, ports, blocks, ...)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Liberation Sans1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9T11:32:31.405461936</meta:creation-date>
    <meta:generator>LibreOffice/7.6.6.3$Linux_X86_64 LibreOffice_project/60$Build-3</meta:generator>
    <dc:date>2025-01-27T15:36:04.953023048</dc:date>
    <meta:editing-duration>PT27M35S</meta:editing-duration>
    <meta:editing-cycles>3</meta:editing-cycles>
    <meta:document-statistic meta:object-count="31"/>
  </office:meta>
</office:document-meta>
</file>